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193cm" svg:height="12.635cm" svg:x="15.827cm" svg:y="0.939cm">
            <draw:object draw:notify-on-update-of-ranges="Sheet1.B3:Sheet1.B3 Sheet1.B4:Sheet1.B38 Sheet1.A42:Sheet1.A74 Sheet1.B42:Sheet1.B7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---36 featur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.426214" calcext:value-type="float">
            <text:p>66,4262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.9466827" calcext:value-type="float">
            <text:p>52,94668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4723127" calcext:value-type="float">
            <text:p>71,47231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.2498161" calcext:value-type="float">
            <text:p>72,24981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9908452" calcext:value-type="float">
            <text:p>70,99084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.297433" calcext:value-type="float">
            <text:p>81,29743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.9219928" calcext:value-type="float">
            <text:p>86,921992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.9526132" calcext:value-type="float">
            <text:p>86,952613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.7628399" calcext:value-type="float">
            <text:p>79,762839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9.9006454" calcext:value-type="float">
            <text:p>79,900645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.0031034" calcext:value-type="float">
            <text:p>81,003103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.5274841" calcext:value-type="float">
            <text:p>82,527484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.8201133" calcext:value-type="float">
            <text:p>82,820113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2.8201133" calcext:value-type="float">
            <text:p>82,82011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8660497" calcext:value-type="float">
            <text:p>82,866049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.9068805" calcext:value-type="float">
            <text:p>82,90688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.9068805" calcext:value-type="float">
            <text:p>82,90688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2.9085818" calcext:value-type="float">
            <text:p>82,908581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.9681272" calcext:value-type="float">
            <text:p>82,968127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.9038528" calcext:value-type="float">
            <text:p>83,903852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.656946" calcext:value-type="float">
            <text:p>87,65694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.8503142" calcext:value-type="float">
            <text:p>90,850314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.8009759" calcext:value-type="float">
            <text:p>90,800975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.8009759" calcext:value-type="float">
            <text:p>90,800975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.0561707" calcext:value-type="float">
            <text:p>91,056170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1.1225217" calcext:value-type="float">
            <text:p>91,122521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1.0187409" calcext:value-type="float">
            <text:p>91,018740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1.0510669" calcext:value-type="float">
            <text:p>91,051066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1.0238457" calcext:value-type="float">
            <text:p>91,023845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.9864172" calcext:value-type="float">
            <text:p>90,986417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.0476638" calcext:value-type="float">
            <text:p>91,047663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.9047525" calcext:value-type="float">
            <text:p>90,904752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.9047531" calcext:value-type="float">
            <text:p>90,904753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.9336748" calcext:value-type="float">
            <text:p>90,933674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.9336748" calcext:value-type="float">
            <text:p>90,933674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.979609" calcext:value-type="float">
            <text:p>90,97960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---Sin time</text:p>
          </table:table-cell>
          <table:table-cell office:value-type="string" calcext:value-type="string">
            <text:p><text:s/>subdomain5</text:p>
          </table:table-cell>
          <table:table-cell office:value-type="string" calcext:value-type="string">
            <text:p><text:s/>ni client_addres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.426214" calcext:value-type="float">
            <text:p>66,4262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.9466827" calcext:value-type="float">
            <text:p>52,94668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4723127" calcext:value-type="float">
            <text:p>71,47231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.2498161" calcext:value-type="float">
            <text:p>72,24981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9908452" calcext:value-type="float">
            <text:p>70,99084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.297433" calcext:value-type="float">
            <text:p>81,29743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.7193598" calcext:value-type="float">
            <text:p>81,719359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.5029414" calcext:value-type="float">
            <text:p>71,502941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.9354561" calcext:value-type="float">
            <text:p>72,935456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.7201483" calcext:value-type="float">
            <text:p>74,72014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.3949826" calcext:value-type="float">
            <text:p>78,394982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.2711654" calcext:value-type="float">
            <text:p>79,271165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.2711654" calcext:value-type="float">
            <text:p>79,271165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.3783475" calcext:value-type="float">
            <text:p>79,378347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397059" calcext:value-type="float">
            <text:p>79,39705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.4004615" calcext:value-type="float">
            <text:p>79,40046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.4617086" calcext:value-type="float">
            <text:p>79,461708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.698562" calcext:value-type="float">
            <text:p>80,69856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.8773509" calcext:value-type="float">
            <text:p>85,87735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.4692176" calcext:value-type="float">
            <text:p>90,469217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.4215813" calcext:value-type="float">
            <text:p>90,421581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.4215813" calcext:value-type="float">
            <text:p>90,421581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.8877401" calcext:value-type="float">
            <text:p>90,887740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.9370779" calcext:value-type="float">
            <text:p>90,937077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.835002" calcext:value-type="float">
            <text:p>90,83500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.7312192" calcext:value-type="float">
            <text:p>90,731219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.6682661" calcext:value-type="float">
            <text:p>90,668266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.7074008" calcext:value-type="float">
            <text:p>90,707400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.7652478" calcext:value-type="float">
            <text:p>90,765247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.6325433" calcext:value-type="float">
            <text:p>90,632543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.6070221" calcext:value-type="float">
            <text:p>90,607022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0.6240352" calcext:value-type="float">
            <text:p>90,624035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.6240352" calcext:value-type="float">
            <text:p>90,62403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1T11:46:17.112834709</dc:date>
    <dc:creator>Paloma </dc:creator>
    <meta:generator>LibreOffice/4.1.3.2$Linux_X86_64 LibreOffice_project/410m0$Build-2</meta:generator>
    <meta:document-statistic meta:table-count="1" meta:cell-count="1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94cm" svg:height="12.636cm" xlink:href=".." xlink:type="simple" chart:class="chart:line" chart:style-name="ch1">
        <chart:legend chart:legend-position="end" svg:x="14.235cm" svg:y="5.373cm" style:legend-expansion="high" chart:style-name="ch2"/>
        <chart:plot-area chart:style-name="ch3" table:cell-range-address="Sheet1.B3:Sheet1.B38 Sheet1.A42:Sheet1.B74" chart:data-source-has-labels="row" svg:x="0.893cm" svg:y="1.143cm" svg:width="12.456cm" svg:height="10.821cm">
          <chartooo:coordinate-region svg:x="1.7cm" svg:y="1.342cm" svg:width="11.462cm" svg:height="9.5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38" chart:label-cell-address="Sheet1.B3:Sheet1.B3" chart:class="chart:line">
            <chart:data-point chart:repeated="35"/>
          </chart:series>
          <chart:series chart:style-name="ch7" chart:values-cell-range-address="Sheet1.B42:Sheet1.B74" chart:label-cell-address="Sheet1.A42:Sheet1.A74" chart:class="chart:line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6,426214</text:p>
                <draw:g>
                  <svg:desc>Sheet1.B3:Sheet1.B3</svg:desc>
                </draw:g>
              </table:table-cell>
              <table:table-cell office:value-type="string">
                <text:p>0 1 2 3 4 5 6 7 8 9 10 11 12 13 14 15 16 17 18 19 20 21 22 23 24 25 26 27 28 29 30 31 32</text:p>
                <text:list>
                  <text:list-item>
                    <text:p>0</text:p>
                  </text:list-item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  <text:list-item>
                    <text:p>23</text:p>
                  </text:list-item>
                  <text:list-item>
                    <text:p>24</text:p>
                  </text:list-item>
                  <text:list-item>
                    <text:p>25</text:p>
                  </text:list-item>
                  <text:list-item>
                    <text:p>26</text:p>
                  </text:list-item>
                  <text:list-item>
                    <text:p>27</text:p>
                  </text:list-item>
                  <text:list-item>
                    <text:p>28</text:p>
                  </text:list-item>
                  <text:list-item>
                    <text:p>29</text:p>
                  </text:list-item>
                  <text:list-item>
                    <text:p>30</text:p>
                  </text:list-item>
                  <text:list-item>
                    <text:p>31</text:p>
                  </text:list-item>
                  <text:list-item>
                    <text:p>32</text:p>
                  </text:list-item>
                </text:list>
                <draw:g>
                  <svg:desc>Sheet1.A42:Sheet1.A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9466827">
                <text:p>52.9466827</text:p>
                <draw:g>
                  <svg:desc>Sheet1.B4:Sheet1.B38</svg:desc>
                </draw:g>
              </table:table-cell>
              <table:table-cell office:value-type="float" office:value="66.426214">
                <text:p>66.426214</text:p>
                <draw:g>
                  <svg:desc>Sheet1.B42:Sheet1.B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.4723127">
                <text:p>71.4723127</text:p>
              </table:table-cell>
              <table:table-cell office:value-type="float" office:value="52.9466827">
                <text:p>52.9466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.2498161">
                <text:p>72.2498161</text:p>
              </table:table-cell>
              <table:table-cell office:value-type="float" office:value="71.4723127">
                <text:p>71.4723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.9908452">
                <text:p>70.9908452</text:p>
              </table:table-cell>
              <table:table-cell office:value-type="float" office:value="72.2498161">
                <text:p>72.2498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.297433">
                <text:p>81.297433</text:p>
              </table:table-cell>
              <table:table-cell office:value-type="float" office:value="70.9908452">
                <text:p>70.9908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.9219928">
                <text:p>86.9219928</text:p>
              </table:table-cell>
              <table:table-cell office:value-type="float" office:value="81.297433">
                <text:p>81.2974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.9526132">
                <text:p>86.9526132</text:p>
              </table:table-cell>
              <table:table-cell office:value-type="float" office:value="81.7193598">
                <text:p>81.71935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.7628399">
                <text:p>79.7628399</text:p>
              </table:table-cell>
              <table:table-cell office:value-type="float" office:value="71.5029414">
                <text:p>71.50294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.9006454">
                <text:p>79.9006454</text:p>
              </table:table-cell>
              <table:table-cell office:value-type="float" office:value="72.9354561">
                <text:p>72.9354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.0031034">
                <text:p>81.0031034</text:p>
              </table:table-cell>
              <table:table-cell office:value-type="float" office:value="74.7201483">
                <text:p>74.7201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.5274841">
                <text:p>82.5274841</text:p>
              </table:table-cell>
              <table:table-cell office:value-type="float" office:value="78.3949826">
                <text:p>78.39498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.8201133">
                <text:p>82.8201133</text:p>
              </table:table-cell>
              <table:table-cell office:value-type="float" office:value="79.2711654">
                <text:p>79.27116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.8201133">
                <text:p>82.8201133</text:p>
              </table:table-cell>
              <table:table-cell office:value-type="float" office:value="79.2711654">
                <text:p>79.2711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.8660497">
                <text:p>82.8660497</text:p>
              </table:table-cell>
              <table:table-cell office:value-type="float" office:value="79.3783475">
                <text:p>79.3783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.9068805">
                <text:p>82.9068805</text:p>
              </table:table-cell>
              <table:table-cell office:value-type="float" office:value="79.397059">
                <text:p>79.3970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.9068805">
                <text:p>82.9068805</text:p>
              </table:table-cell>
              <table:table-cell office:value-type="float" office:value="79.4004615">
                <text:p>79.40046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.9085818">
                <text:p>82.9085818</text:p>
              </table:table-cell>
              <table:table-cell office:value-type="float" office:value="79.4617086">
                <text:p>79.46170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9681272">
                <text:p>82.9681272</text:p>
              </table:table-cell>
              <table:table-cell office:value-type="float" office:value="80.698562">
                <text:p>80.6985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.9038528">
                <text:p>83.9038528</text:p>
              </table:table-cell>
              <table:table-cell office:value-type="float" office:value="85.8773509">
                <text:p>85.87735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.656946">
                <text:p>87.656946</text:p>
              </table:table-cell>
              <table:table-cell office:value-type="float" office:value="90.4692176">
                <text:p>90.4692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8503142">
                <text:p>90.8503142</text:p>
              </table:table-cell>
              <table:table-cell office:value-type="float" office:value="90.4215813">
                <text:p>90.42158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.8009759">
                <text:p>90.8009759</text:p>
              </table:table-cell>
              <table:table-cell office:value-type="float" office:value="90.4215813">
                <text:p>90.4215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.8009759">
                <text:p>90.8009759</text:p>
              </table:table-cell>
              <table:table-cell office:value-type="float" office:value="90.8877401">
                <text:p>90.88774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.0561707">
                <text:p>91.0561707</text:p>
              </table:table-cell>
              <table:table-cell office:value-type="float" office:value="90.9370779">
                <text:p>90.93707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.1225217">
                <text:p>91.1225217</text:p>
              </table:table-cell>
              <table:table-cell office:value-type="float" office:value="90.835002">
                <text:p>90.835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.0187409">
                <text:p>91.0187409</text:p>
              </table:table-cell>
              <table:table-cell office:value-type="float" office:value="90.7312192">
                <text:p>90.7312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1.0510669">
                <text:p>91.0510669</text:p>
              </table:table-cell>
              <table:table-cell office:value-type="float" office:value="90.6682661">
                <text:p>90.66826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.0238457">
                <text:p>91.0238457</text:p>
              </table:table-cell>
              <table:table-cell office:value-type="float" office:value="90.7074008">
                <text:p>90.7074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.9864172">
                <text:p>90.9864172</text:p>
              </table:table-cell>
              <table:table-cell office:value-type="float" office:value="90.7652478">
                <text:p>90.76524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1.0476638">
                <text:p>91.0476638</text:p>
              </table:table-cell>
              <table:table-cell office:value-type="float" office:value="90.6325433">
                <text:p>90.63254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.9047525">
                <text:p>90.9047525</text:p>
              </table:table-cell>
              <table:table-cell office:value-type="float" office:value="90.6070221">
                <text:p>90.60702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.9047531">
                <text:p>90.9047531</text:p>
              </table:table-cell>
              <table:table-cell office:value-type="float" office:value="90.6240352">
                <text:p>90.62403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.9336748">
                <text:p>90.9336748</text:p>
              </table:table-cell>
              <table:table-cell office:value-type="float" office:value="90.6240352">
                <text:p>90.62403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.9336748">
                <text:p>90.9336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.979609">
                <text:p>90.9796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